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 Desgin Document</text:p>
      <text:p text:style-name="Standard"/>
      <text:h text:style-name="Heading_20_1" text:outline-level="1">For performance testing for VM. (KVM)</text:h>
      <text:p text:style-name="Standard"/>
      <text:p text:style-name="Standard">Host Hypervisor performance testing is depend on qa_testset_automation. So we need a framework to do performance testing for Guest of KVM.</text:p>
      <text:p text:style-name="Standard"/>
      <text:h text:style-name="Heading_20_1" text:outline-level="1">Requirement:</text:h>
      <text:p text:style-name="Standard"/>
      <text:p text:style-name="Standard">1. The tools should use qa_testset_automation as testcase runner.</text:p>
      <text:p text:style-name="Standard">2. This framework should be running in Host hypervisor.</text:p>
      <text:p text:style-name="Standard"><text:s text:c="2"/>a). </text:p>
      <text:p text:style-name="Standard"><text:s text:c="2"/>b).</text:p>
      <text:p text:style-name="Standard"><text:s text:c="2"/>c).</text:p>
      <text:p text:style-name="Standard"/>
      <text:p text:style-name="Standard">3. This framework should use libvirt/API as management interface.</text:p>
      <text:p text:style-name="Standard"/>
      <text:p text:style-name="Standard">4. This framework must be a full automation implement.</text:p>
      <text:p text:style-name="Standard"/>
      <text:h text:style-name="Heading_20_1" text:outline-level="1">Detail:</text:h>
      <text:p text:style-name="Standard"/>
      <text:p text:style-name="Standard">KVM performance testing has more level than Hypervisor performance testing.</text:p>
      <text:p text:style-name="Standard"/>
      <text:h text:style-name="Heading_20_2" text:outline-level="2">Environment Preparetion</text:h>
      <text:p text:style-name="Standard"/>
      <text:p text:style-name="Standard"/>
      <text:h text:style-name="Heading_20_2" text:outline-level="2">Installation</text:h>
      <text:p text:style-name="Standard"/>
      <text:h text:style-name="Heading_20_3" text:outline-level="3">YaST</text:h>
      <text:p text:style-name="Standard"/>
      <text:p text:style-name="Standard">#!/bin/bash</text:p>
      <text:p text:style-name="Standard"/>
      <text:p text:style-name="Standard">#Prepare Environment</text:p>
      <text:p text:style-name="Standard">mkdir -pv /kvm/tmpfs</text:p>
      <text:p text:style-name="Standard">mount -t tmpfs tmpfs /kvm/tmpfs</text:p>
      <text:p text:style-name="Standard"/>
      <text:p text:style-name="Standard"><text:soft-page-break/>#Install VM</text:p>
      <text:p text:style-name="Standard">virt-install --name vm-perf-test \</text:p>
      <text:p text:style-name="Standard"><text:s text:c="4"/>--disk path=/kvm/tmpfs/opensuseks,size=20,format=qcow2,bus=virtio,cache=none \</text:p>
      <text:p text:style-name="Standard"><text:s text:c="4"/>--os-variant sles12 \</text:p>
      <text:p text:style-name="Standard"><text:s text:c="4"/>--noautoconsole \</text:p>
      <text:p text:style-name="Standard"><text:s text:c="4"/>--wait=-1 \</text:p>
      <text:p text:style-name="Standard"><text:s text:c="4"/>--vnc \</text:p>
      <text:p text:style-name="Standard"><text:s text:c="4"/>--vcpus=4 \</text:p>
      <text:p text:style-name="Standard"><text:s text:c="4"/>--ram=1024 \</text:p>
      <text:p text:style-name="Standard"><text:s text:c="4"/>--network bridge=br0,mac=52:54:00:C7:06:F3,model=virtio \</text:p>
      <text:p text:style-name="Standard"><text:s text:c="4"/>--location=http://mirror.suse.asia/dist/install/SLP/SLE-12-SP4-Server-Alpha3/x86_64/DVD1/ \</text:p>
      <text:p text:style-name="Standard"><text:s text:c="4"/>-x "console=ttyS0,115200n8 install=http://mirror.suse.asia/dist/install/SLP/SLE-12-SP4-Server-Alpha3/x86_64/DVD1/ autoyast=http://dashboard.qa2.suse.asia/index2/jnwang/autoyast_gnome.xml"</text:p>
      <text:p text:style-name="Standard">virsh destroy vm-perf-test </text:p>
      <text:p text:style-name="Standard"/>
      <text:p text:style-name="Standard"/>
      <text:h text:style-name="Heading_20_3" text:outline-level="3">Manually</text:h>
      <text:p text:style-name="Standard"/>
      <text:p text:style-name="Standard"/>
      <text:h text:style-name="Heading_20_2" text:outline-level="2">Deployment</text:h>
      <text:p text:style-name="Standard"/>
      <text:p text:style-name="Standard">#!/bin/bash -</text:p>
      <text:p text:style-name="Standard">set -e</text:p>
      <text:p text:style-name="Standard"/>
      <text:p text:style-name="Standard">guestname="$1"</text:p>
      <text:p text:style-name="Standard"/>
      <text:p text:style-name="Standard">guestfish -d "${guestname}" &lt;&lt;'EOF'</text:p>
      <text:p text:style-name="Standard">run</text:p>
      <text:p text:style-name="Standard">mount /dev/sda2 /</text:p>
      <text:p text:style-name="Standard">#Deployment script</text:p>
      <text:p text:style-name="Standard">copy-in install_automation_sles12_sp4_vm.sh /</text:p>
      <text:p text:style-name="Standard">#Running list</text:p>
      <text:p text:style-name="Standard">copy-in james_care.list /</text:p>
      <text:p text:style-name="Standard">EOF</text:p>
      <text:p text:style-name="Standard"/>
      <text:p text:style-name="Standard"/>
      <text:p text:style-name="Standard"/>
      <text:h text:style-name="Heading_20_2" text:outline-level="2">IO testing</text:h>
      <text:p text:style-name="Standard"/>
      <text:p text:style-name="Standard">In Hypervisor performance testing.</text:p>
      <text:p text:style-name="Standard"/>
      <text:p text:style-name="Standard">I/O testing use /dev/sdb1, /dev/sdc1 directly.</text:p>
      <text:p text:style-name="Standard"/>
      <text:p text:style-name="Standard"/>
      <text:p text:style-name="Standard">In KVM performance testing, </text:p>
      <text:p text:style-name="Standard"><text:soft-page-break/><text:s text:c="3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 text:c="20"/></text:p>
            <text:p text:style-name="Table_20_Contents"><text:s text:c="19"/>(QASET in KVM Guest) --- Testing running here.</text:p>
            <text:p text:style-name="Table_20_Contents"/>
            <text:p text:style-name="Table_20_Contents"><text:s text:c="7"/>[ Filesystem ]</text:p>
            <text:p text:style-name="Table_20_Contents"><text:s text:c="6"/>{/dev/vdb1,/dev/vdc1} <text:s text:c="32"/>kvm</text:p>
            <text:p text:style-name="Table_20_Contents"><text:s text:c="2"/>-------------------------------------------------------------------</text:p>
            <text:p text:style-name="Table_20_Contents"><text:s text:c="15"/>\ <text:s text:c="43"/>host</text:p>
            <text:p text:style-name="Table_20_Contents"><text:s text:c="16"/>\</text:p>
            <text:p text:style-name="Table_20_Contents"><text:s text:c="12"/>(KVM performance testing framework) --- This framework.</text:p>
            <text:p text:style-name="Table_20_Contents"><text:s text:c="14"/>/</text:p>
            <text:p text:style-name="Table_20_Contents"><text:s text:c="13"/>/</text:p>
            <text:p text:style-name="Table_20_Contents"><text:s text:c="10"/>(File)</text:p>
            <text:p text:style-name="Table_20_Contents"><text:s text:c="6"/>[Filesystem]</text:p>
            <text:p text:style-name="Table_20_Contents">{/dev/sdb1,/dev/sdc1}</text:p>
          </table:table-cell>
        </table:table-row>
      </table:table>
      <text:p text:style-name="Standard"/>
      <text:p text:style-name="Standard"/>
      <text:p text:style-name="Standard">Prepare partition in Guest:</text:p>
      <text:p text:style-name="Standard">Add a VDisk into Guest:</text:p>
      <text:p text:style-name="Standard">&lt;fixme&gt;</text:p>
      <text:p text:style-name="Standard"/>
      <text:p text:style-name="Standard">Parted this disk:</text:p>
      <text:p text:style-name="Standard">parted /dev/vdb --script -- mkpart primary 0 -1</text:p>
      <text:p text:style-name="Standard"/>
      <text:p text:style-name="Standard"/>
      <text:p text:style-name="Standard"/>
      <text:p text:style-name="Standard"/>
      <text:h text:style-name="Heading_20_2" text:outline-level="2">Network testing</text:h>
      <text:p text:style-name="Standard"/>
      <text:p text:style-name="Standard"/>
      <text:p text:style-name="Standard"><text:s text:c="19"/>(QASET in KVM Guest) --- Testing running here.</text:p>
      <text:p text:style-name="Standard"/>
      <text:p text:style-name="Standard"><text:s text:c="7"/></text:p>
      <text:p text:style-name="Standard"><text:s text:c="6"/>{interface1} <text:s text:c="4"/>{interface} <text:s text:c="4"/>{interface} <text:s text:c="23"/>kvm</text:p>
      <text:p text:style-name="Standard"><text:s text:c="2"/>----------------------------------------------------------------------------</text:p>
      <text:p text:style-name="Standard"><text:s text:c="15"/>\ <text:s text:c="11"/>|____________| <text:s text:c="31"/>host</text:p>
      <text:p text:style-name="Standard"><text:s text:c="16"/>\</text:p>
      <text:p text:style-name="Standard"><text:s text:c="12"/>(KVM performance testing framework) --- This framework.</text:p>
      <text:p text:style-name="Standard"><text:s text:c="14"/>/</text:p>
      <text:p text:style-name="Standard"><text:s text:c="13"/>/</text:p>
      <text:p text:style-name="Standard">{interfac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Wang</meta:initial-creator>
    <meta:creation-date>2018-07-04T18:09:11.782616019</meta:creation-date>
    <dc:date>2018-07-04T18:12:16.751726122</dc:date>
    <dc:creator>James Wang</dc:creator>
    <meta:editing-duration>PT3M7S</meta:editing-duration>
    <meta:editing-cycles>1</meta:editing-cycles>
    <meta:generator>LibreOffice/6.0.4.2$Linux_X86_64 LibreOffice_project/00m0$Build-2</meta:generator>
    <meta:document-statistic meta:table-count="1" meta:image-count="0" meta:object-count="0" meta:page-count="3" meta:paragraph-count="80" meta:word-count="262" meta:character-count="2638" meta:non-whitespace-character-count="2020"/>
  </office:meta>
</office:document-meta>
</file>